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4" table:default-cell-style-name="ce7"/>
        <table:table-column table:style-name="co3" table:default-cell-style-name="ce7"/>
        <table:table-column table:style-name="co8" table:default-cell-style-name="ce7"/>
        <table:table-column table:style-name="co5" table:default-cell-style-name="ce7"/>
        <table:table-column table:style-name="co7" table:default-cell-style-name="ce7"/>
        <table:table-column table:style-name="co9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4" table:default-cell-style-name="ce7"/>
        <table:table-column table:style-name="co3" table:default-cell-style-name="ce7"/>
        <table:table-column table:style-name="co1" table:number-columns-repeated="4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taka</text:p>
          </table:table-cell>
          <table:table-cell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SUM([.B3:.AF3])" office:value-type="float" office:value="60" calcext:value-type="float">
            <text:p>60</text:p>
          </table:table-cell>
          <table:table-cell table:style-name="ce1" table:formula="of:=[.AG37]/[.AG15]" office:value-type="float" office:value="31.3946689595873" calcext:value-type="float" table:number-columns-spanned="1" table:number-rows-spanned="12">
            <text:p>31.3946689595873</text:p>
          </table:table-cell>
          <table:table-cell table:style-name="ce1" table:formula="of:=[.AG38]/11" office:value-type="float" office:value="502.181818181818" calcext:value-type="float" table:number-columns-spanned="1" table:number-rows-spanned="12">
            <text:p>502.181818181818</text:p>
          </table:table-cell>
          <table:table-cell table:formula="of:=[.AG3]*[.AH3]" office:value-type="float" office:value="1883.68013757524" calcext:value-type="float">
            <text:p>1883.68013757524</text:p>
          </table:table-cell>
          <table:table-cell table:style-name="ce8" table:formula="of:=SUM([.AI3];[.AJ3])" office:value-type="float" office:value="2385.86195575705" calcext:value-type="float">
            <text:p>2385.86195575705</text:p>
          </table:table-cell>
          <table:table-cell table:style-name="ce7" table:formula="of:=[.AG20]-[.AK3]" office:value-type="float" office:value="0.138044242949945" calcext:value-type="float">
            <text:p>0.138044242949945</text:p>
          </table:table-cell>
          <table:table-cell office:value-type="string" calcext:value-type="string">
            <text:p>hemel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:.AF4])" office:value-type="float" office:value="60" calcext:value-type="float">
            <text:p>60</text:p>
          </table:table-cell>
          <table:covered-table-cell table:number-columns-repeated="2"/>
          <table:table-cell table:formula="of:=[.AG4]*[.AH3]" office:value-type="float" office:value="1883.68013757524" calcext:value-type="float">
            <text:p>1883.68013757524</text:p>
          </table:table-cell>
          <table:table-cell table:style-name="ce7" table:formula="of:=SUM([.AI3];[.AJ4])" office:value-type="float" office:value="2385.86195575705" calcext:value-type="float">
            <text:p>2385.86195575705</text:p>
          </table:table-cell>
          <table:table-cell table:style-name="ce7" table:formula="of:=[.AG21]-[.AK4]" office:value-type="float" office:value="-89.8619557570546" calcext:value-type="float">
            <text:p>-89.8619557570546</text:p>
          </table:table-cell>
          <table:table-cell office:value-type="string" calcext:value-type="string">
            <text:p>jaga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B5:.AF5])" office:value-type="float" office:value="43.5" calcext:value-type="float">
            <text:p>43.5</text:p>
          </table:table-cell>
          <table:covered-table-cell table:number-columns-repeated="2"/>
          <table:table-cell table:formula="of:=[.AG5]*[.AH3]" office:value-type="float" office:value="1365.66809974205" calcext:value-type="float">
            <text:p>1365.66809974205</text:p>
          </table:table-cell>
          <table:table-cell table:style-name="ce8" table:formula="of:=SUM([.AI3];[.AJ5])" office:value-type="float" office:value="1867.84991792386" calcext:value-type="float">
            <text:p>1867.84991792386</text:p>
          </table:table-cell>
          <table:table-cell table:style-name="ce7" table:formula="of:=[.AG22]-[.AK5]" office:value-type="float" office:value="31.1500820761355" calcext:value-type="float">
            <text:p>31.1500820761355</text:p>
          </table:table-cell>
          <table:table-cell office:value-type="string" calcext:value-type="string">
            <text:p>utsho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6:.AF6])" office:value-type="float" office:value="55" calcext:value-type="float">
            <text:p>55</text:p>
          </table:table-cell>
          <table:covered-table-cell table:number-columns-repeated="2"/>
          <table:table-cell table:formula="of:=[.AG6]*[.AH3]" office:value-type="float" office:value="1726.7067927773" calcext:value-type="float">
            <text:p>1726.7067927773</text:p>
          </table:table-cell>
          <table:table-cell table:style-name="ce7" table:formula="of:=SUM([.AI3];[.AJ6])" office:value-type="float" office:value="2228.88861095912" calcext:value-type="float">
            <text:p>2228.88861095912</text:p>
          </table:table-cell>
          <table:table-cell table:style-name="ce7" table:formula="of:=[.AG23]-[.AK6]" office:value-type="float" office:value="-677.888610959118" calcext:value-type="float">
            <text:p>-677.888610959118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7:.AF7])" office:value-type="float" office:value="54" calcext:value-type="float">
            <text:p>54</text:p>
          </table:table-cell>
          <table:covered-table-cell table:number-columns-repeated="2"/>
          <table:table-cell table:formula="of:=[.AG7]*[.AH3]" office:value-type="float" office:value="1695.31212381771" calcext:value-type="float">
            <text:p>1695.31212381771</text:p>
          </table:table-cell>
          <table:table-cell table:style-name="ce8" table:formula="of:=SUM([.AI3];[.AJ7])" office:value-type="float" office:value="2197.49394199953" calcext:value-type="float">
            <text:p>2197.49394199953</text:p>
          </table:table-cell>
          <table:table-cell table:style-name="ce7" table:formula="of:=[.AG24]-[.AK7]" office:value-type="float" office:value="27.5060580004692" calcext:value-type="float">
            <text:p>27.5060580004692</text:p>
          </table:table-cell>
          <table:table-cell office:value-type="string" calcext:value-type="string">
            <text:p>ikbal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8:.AF8])" office:value-type="float" office:value="53" calcext:value-type="float">
            <text:p>53</text:p>
          </table:table-cell>
          <table:covered-table-cell table:number-columns-repeated="2"/>
          <table:table-cell table:formula="of:=[.AG8]*[.AH3]" office:value-type="float" office:value="1663.91745485813" calcext:value-type="float">
            <text:p>1663.91745485813</text:p>
          </table:table-cell>
          <table:table-cell table:style-name="ce7" table:formula="of:=SUM([.AI3];[.AJ8])" office:value-type="float" office:value="2166.09927303994" calcext:value-type="float">
            <text:p>2166.09927303994</text:p>
          </table:table-cell>
          <table:table-cell table:style-name="ce7" table:formula="of:=[.AG25]-[.AK8]" office:value-type="float" office:value="-1016.09927303994" calcext:value-type="float">
            <text:p>-1016.09927303994</text:p>
          </table:table-cell>
          <table:table-cell office:value-type="string" calcext:value-type="string">
            <text:p>shamim</text:p>
          </table:table-cell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formula="of:=SUM([.B9:.AF9])" office:value-type="float" office:value="39" calcext:value-type="float">
            <text:p>39</text:p>
          </table:table-cell>
          <table:covered-table-cell table:number-columns-repeated="2"/>
          <table:table-cell table:formula="of:=[.AG9]*[.AH3]" office:value-type="float" office:value="1224.3920894239" calcext:value-type="float">
            <text:p>1224.3920894239</text:p>
          </table:table-cell>
          <table:table-cell table:style-name="ce8" table:formula="of:=SUM([.AI3];[.AJ9])" office:value-type="float" office:value="1726.57390760572" calcext:value-type="float">
            <text:p>1726.57390760572</text:p>
          </table:table-cell>
          <table:table-cell table:style-name="ce7" table:formula="of:=[.AG26]-[.AK9]" office:value-type="float" office:value="62.4260923942782" calcext:value-type="float">
            <text:p>62.4260923942782</text:p>
          </table:table-cell>
          <table:table-cell office:value-type="string" calcext:value-type="string">
            <text:p>forhad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0:.AF10])" office:value-type="float" office:value="55" calcext:value-type="float">
            <text:p>55</text:p>
          </table:table-cell>
          <table:covered-table-cell table:number-columns-repeated="2"/>
          <table:table-cell table:formula="of:=[.AG10]*[.AH3]" office:value-type="float" office:value="1726.7067927773" calcext:value-type="float">
            <text:p>1726.7067927773</text:p>
          </table:table-cell>
          <table:table-cell table:style-name="ce7" table:formula="of:=SUM([.AI3];[.AJ10])" office:value-type="float" office:value="2228.88861095912" calcext:value-type="float">
            <text:p>2228.88861095912</text:p>
          </table:table-cell>
          <table:table-cell table:style-name="ce7" table:formula="of:=[.AG27]-[.AK10]" office:value-type="float" office:value="91.1113890408819" calcext:value-type="float">
            <text:p>91.1113890408819</text:p>
          </table:table-cell>
          <table:table-cell office:value-type="string" calcext:value-type="string">
            <text:p>mafuj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11:.AF11])" office:value-type="float" office:value="50" calcext:value-type="float">
            <text:p>50</text:p>
          </table:table-cell>
          <table:covered-table-cell table:number-columns-repeated="2"/>
          <table:table-cell table:formula="of:=[.AG11]*[.AH3]" office:value-type="float" office:value="1569.73344797937" calcext:value-type="float">
            <text:p>1569.73344797937</text:p>
          </table:table-cell>
          <table:table-cell table:style-name="ce8" table:formula="of:=SUM([.AI3];[.AJ11])" office:value-type="float" office:value="2071.91526616118" calcext:value-type="float">
            <text:p>2071.91526616118</text:p>
          </table:table-cell>
          <table:table-cell table:style-name="ce7" table:formula="of:=[.AG28]-[.AK11]" office:value-type="float" office:value="-78.9152661611815" calcext:value-type="float">
            <text:p>-78.9152661611815</text:p>
          </table:table-cell>
          <table:table-cell office:value-type="string" calcext:value-type="string">
            <text:p>shakil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12:.AF12])" office:value-type="float" office:value="56" calcext:value-type="float">
            <text:p>56</text:p>
          </table:table-cell>
          <table:covered-table-cell table:number-columns-repeated="2"/>
          <table:table-cell table:formula="of:=[.AG12]*[.AH3]" office:value-type="float" office:value="1758.10146173689" calcext:value-type="float">
            <text:p>1758.10146173689</text:p>
          </table:table-cell>
          <table:table-cell table:style-name="ce7" table:formula="of:=SUM([.AI3];[.AJ12])" office:value-type="float" office:value="2260.28327991871" calcext:value-type="float">
            <text:p>2260.28327991871</text:p>
          </table:table-cell>
          <table:table-cell table:style-name="ce7" table:formula="of:=[.AG29]-[.AK12]" office:value-type="float" office:value="-128.283279918705" calcext:value-type="float">
            <text:p>-128.283279918705</text:p>
          </table:table-cell>
          <table:table-cell office:value-type="string" calcext:value-type="string">
            <text:p>taher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13:.AF13])" office:value-type="float" office:value="56" calcext:value-type="float">
            <text:p>56</text:p>
          </table:table-cell>
          <table:covered-table-cell table:number-columns-repeated="2"/>
          <table:table-cell table:formula="of:=[.AG13]*[.AH3]" office:value-type="float" office:value="1758.10146173689" calcext:value-type="float">
            <text:p>1758.10146173689</text:p>
          </table:table-cell>
          <table:table-cell table:style-name="ce8" table:formula="of:=SUM([.AI3];[.AJ13])" office:value-type="float" office:value="2260.28327991871" calcext:value-type="float">
            <text:p>2260.28327991871</text:p>
          </table:table-cell>
          <table:table-cell table:style-name="ce7" table:formula="of:=[.AG30]-[.AK13]" office:value-type="float" office:value="-231.283279918705" calcext:value-type="float">
            <text:p>-231.283279918705</text:p>
          </table:table-cell>
          <table:table-cell office:value-type="string" calcext:value-type="string">
            <text:p>minihaj</text:p>
          </table:table-cell>
        </table:table-row>
        <table:table-row table:style-name="ro1">
          <table:table-cell/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26.5" calcext:value-type="float">
            <text:p>26.5</text:p>
          </table:table-cell>
          <table:table-cell table:formula="of:=SUM([.D3:.D13])" office:value-type="float" office:value="27.5" calcext:value-type="float">
            <text:p>27.5</text:p>
          </table:table-cell>
          <table:table-cell table:formula="of:=SUM([.E3:.E13])" office:value-type="float" office:value="29.5" calcext:value-type="float">
            <text:p>29.5</text:p>
          </table:table-cell>
          <table:table-cell table:formula="of:=SUM([.F3:.F13])" office:value-type="float" office:value="27.5" calcext:value-type="float">
            <text:p>27.5</text:p>
          </table:table-cell>
          <table:table-cell table:formula="of:=SUM([.G3:.G13])" office:value-type="float" office:value="27.5" calcext:value-type="float">
            <text:p>27.5</text:p>
          </table:table-cell>
          <table:table-cell table:formula="of:=SUM([.H3:.H13])" office:value-type="float" office:value="27.5" calcext:value-type="float">
            <text:p>27.5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27.5" calcext:value-type="float">
            <text:p>27.5</text:p>
          </table:table-cell>
          <table:table-cell table:formula="of:=SUM([.K3:.K13])" office:value-type="float" office:value="27" calcext:value-type="float">
            <text:p>27</text:p>
          </table:table-cell>
          <table:table-cell table:formula="of:=SUM([.L3:.L13])" office:value-type="float" office:value="26.5" calcext:value-type="float">
            <text:p>26.5</text:p>
          </table:table-cell>
          <table:table-cell table:formula="of:=SUM([.M3:.M13])" office:value-type="float" office:value="27.5" calcext:value-type="float">
            <text:p>27.5</text:p>
          </table:table-cell>
          <table:table-cell table:formula="of:=SUM([.N3:.N13])" office:value-type="float" office:value="25" calcext:value-type="float">
            <text:p>25</text:p>
          </table:table-cell>
          <table:table-cell table:formula="of:=SUM([.O3:.O13])" office:value-type="float" office:value="0" calcext:value-type="float">
            <text:p>0</text:p>
          </table:table-cell>
          <table:table-cell table:formula="of:=SUM([.P3:.P13])" office:value-type="float" office:value="27.5" calcext:value-type="float">
            <text:p>27.5</text:p>
          </table:table-cell>
          <table:table-cell table:formula="of:=SUM([.Q3:.Q13])" office:value-type="float" office:value="27.5" calcext:value-type="float">
            <text:p>27.5</text:p>
          </table:table-cell>
          <table:table-cell table:formula="of:=SUM([.R3:.R13])" office:value-type="float" office:value="27.5" calcext:value-type="float">
            <text:p>27.5</text:p>
          </table:table-cell>
          <table:table-cell table:formula="of:=SUM([.S3:.S13])" office:value-type="float" office:value="29" calcext:value-type="float">
            <text:p>29</text:p>
          </table:table-cell>
          <table:table-cell table:formula="of:=SUM([.T3:.T13])" office:value-type="float" office:value="25" calcext:value-type="float">
            <text:p>25</text:p>
          </table:table-cell>
          <table:table-cell table:formula="of:=SUM([.U3:.U13])" office:value-type="float" office:value="19.5" calcext:value-type="float">
            <text:p>19.5</text:p>
          </table:table-cell>
          <table:table-cell table:formula="of:=SUM([.V3:.V13])" office:value-type="float" office:value="22.5" calcext:value-type="float">
            <text:p>22.5</text:p>
          </table:table-cell>
          <table:table-cell table:formula="of:=SUM([.W3:.W13])" office:value-type="float" office:value="20.5" calcext:value-type="float">
            <text:p>20.5</text:p>
          </table:table-cell>
          <table:table-cell table:formula="of:=SUM([.X3:.X13])" office:value-type="float" office:value="23" calcext:value-type="float">
            <text:p>23</text:p>
          </table:table-cell>
          <table:table-cell table:formula="of:=SUM([.Y3:.Y13])" office:value-type="float" office:value="16" calcext:value-type="float">
            <text:p>16</text:p>
          </table:table-cell>
          <table:table-cell table:formula="of:=SUM([.Z3:.Z13])" office:value-type="float" office:value="0" calcext:value-type="float">
            <text:p>0</text:p>
          </table:table-cell>
          <table:table-cell table:formula="of:=SUM([.AA3:.AA13])" office:value-type="float" office:value="0" calcext:value-type="float">
            <text:p>0</text:p>
          </table:table-cell>
          <table:table-cell table:formula="of:=SUM([.AB3:.AB13])" office:value-type="float" office:value="0" calcext:value-type="float">
            <text:p>0</text:p>
          </table:table-cell>
          <table:table-cell table:formula="of:=SUM([.AC3:.AC13])" office:value-type="float" office:value="0" calcext:value-type="float">
            <text:p>0</text:p>
          </table:table-cell>
          <table:table-cell table:formula="of:=SUM([.AD3:.AD13])" office:value-type="float" office:value="0" calcext:value-type="float">
            <text:p>0</text:p>
          </table:table-cell>
          <table:table-cell table:formula="of:=SUM([.AE3:.AE13])" office:value-type="float" office:value="0" calcext:value-type="float">
            <text:p>0</text:p>
          </table:table-cell>
          <table:table-cell table:formula="of:=SUM([.AF3:.AF13])" office:value-type="float" office:value="0" calcext:value-type="float">
            <text:p>0</text:p>
          </table:table-cell>
          <table:table-cell/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7" table:formula="of:=SUM(0;[.AJ14])" office:value-type="float" office:value="0" calcext:value-type="float">
            <text:p>0</text:p>
          </table:table-cell>
          <table:table-cell table:style-name="ce7" table:formula="of:=[.AG31]-[.AK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3])" office:value-type="float" office:value="581.5" calcext:value-type="float">
            <text:p>581.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-180" calcext:value-type="float">
            <text:p>-1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8"/>
          <table:table-cell office:value-type="float" office:value="-100" calcext:value-type="float">
            <text:p>-100</text:p>
          </table:table-cell>
          <table:table-cell/>
          <table:table-cell office:value-type="float" office:value="-85" calcext:value-type="float">
            <text:p>-8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table:number-columns-repeated="7"/>
          <table:table-cell table:formula="of:=SUM([.B20:.AF20])" office:value-type="float" office:value="2386" calcext:value-type="float">
            <text:p>238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number-columns-repeated="9"/>
          <table:table-cell table:formula="of:=SUM([.B21:.AF21])" office:value-type="float" office:value="2296" calcext:value-type="float">
            <text:p>2296</text:p>
          </table:table-cell>
          <table:table-cell table:style-name="ce1" table:formula="of:=[.AG32]" office:value-type="float" office:value="21770" calcext:value-type="float" table:number-columns-spanned="1" table:number-rows-spanned="11">
            <text:p>21770</text:p>
          </table:table-cell>
          <table:table-cell table:style-name="ce1" table:formula="of:=[.AG39]" office:value-type="float" office:value="23780" calcext:value-type="float" table:number-columns-spanned="1" table:number-rows-spanned="11">
            <text:p>23780</text:p>
          </table:table-cell>
          <table:table-cell table:style-name="ce1" table:formula="of:=[.AH21]-[.AI21]" office:value-type="float" office:value="-2010" calcext:value-type="float" table:number-columns-spanned="1" table:number-rows-spanned="11">
            <text:p>-2010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table:number-columns-repeated="12"/>
          <table:table-cell table:formula="of:=SUM([.B22:.AF22])" office:value-type="float" office:value="1899" calcext:value-type="float">
            <text:p>189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1444" calcext:value-type="float">
            <text:p>-1444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9"/>
          <table:table-cell table:formula="of:=SUM([.B23:.AF23])" office:value-type="float" office:value="1551" calcext:value-type="float">
            <text:p>1551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275" calcext:value-type="float">
            <text:p>-275</text:p>
          </table:table-cell>
          <table:table-cell table:number-columns-repeated="10"/>
          <table:table-cell office:value-type="float" office:value="1800" calcext:value-type="float">
            <text:p>1800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table:number-columns-repeated="12"/>
          <table:table-cell table:formula="of:=SUM([.B24:.AF24])" office:value-type="float" office:value="2225" calcext:value-type="float">
            <text:p>2225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700" calcext:value-type="float">
            <text:p>700</text:p>
          </table:table-cell>
          <table:table-cell table:number-columns-repeated="18"/>
          <table:table-cell table:formula="of:=SUM([.B25:.AF25])" office:value-type="float" office:value="1150" calcext:value-type="float">
            <text:p>1150</text:p>
          </table:table-cell>
          <table:covered-table-cell table:number-columns-repeated="3" table:style-name="ce1"/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-327" calcext:value-type="float">
            <text:p>-32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13"/>
          <table:table-cell office:value-type="float" office:value="116" calcext:value-type="float">
            <text:p>116</text:p>
          </table:table-cell>
          <table:table-cell table:number-columns-repeated="12"/>
          <table:table-cell table:formula="of:=SUM([.B26:.AF26])" office:value-type="float" office:value="1789" calcext:value-type="float">
            <text:p>1789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  <table:table-cell table:formula="of:=SUM([.B27:.AF27])" office:value-type="float" office:value="2320" calcext:value-type="float">
            <text:p>232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-957" calcext:value-type="float">
            <text:p>-9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5"/>
          <table:table-cell table:formula="of:=SUM([.B28:.AF28])" office:value-type="float" office:value="1993" calcext:value-type="float">
            <text:p>199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260" calcext:value-type="float">
            <text:p>-260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13"/>
          <table:table-cell office:value-type="float" office:value="384" calcext:value-type="float">
            <text:p>384</text:p>
          </table:table-cell>
          <table:table-cell table:number-columns-repeated="12"/>
          <table:table-cell table:formula="of:=SUM([.B29:.AF29])" office:value-type="float" office:value="2132" calcext:value-type="float">
            <text:p>2132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2"/>
          <table:table-cell table:formula="of:=SUM([.B30:.AF30])" office:value-type="float" office:value="2029" calcext:value-type="float">
            <text:p>20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21770" calcext:value-type="float">
            <text:p>2177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uts</text:p>
          </table:table-cell>
          <table:table-cell/>
          <table:table-cell office:value-type="string" calcext:value-type="string">
            <text:p>t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h</text:p>
          </table:table-cell>
          <table:table-cell table:number-columns-repeated="3" office:value-type="string" calcext:value-type="string">
            <text:p>sham</text:p>
          </table:table-cell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sham</text:p>
          </table:table-cell>
          <table:table-cell office:value-type="string" calcext:value-type="string">
            <text:p>jaga</text:p>
          </table:table-cell>
          <table:table-cell table:number-columns-repeated="7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zar</text:p>
          </table:table-cell>
          <table:table-cell office:value-type="float" office:value="549" calcext:value-type="float">
            <text:p>549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1520" calcext:value-type="float">
            <text:p>1520</text:p>
          </table:table-cell>
          <table:table-cell office:value-type="float" office:value="540" calcext:value-type="float">
            <text:p>540</text:p>
          </table:table-cell>
          <table:table-cell office:value-type="float" office:value="775" calcext:value-type="float">
            <text:p>775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720" calcext:value-type="float">
            <text:p>720</text:p>
          </table:table-cell>
          <table:table-cell office:value-type="float" office:value="757" calcext:value-type="float">
            <text:p>75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845" calcext:value-type="float">
            <text:p>845</text:p>
          </table:table-cell>
          <table:table-cell office:value-type="float" office:value="1016" calcext:value-type="float">
            <text:p>1016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number-columns-repeated="7"/>
          <table:table-cell table:formula="of:=SUM([.B37:.AF37])" office:value-type="float" office:value="18256" calcext:value-type="float">
            <text:p>1825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80" calcext:value-type="float">
            <text:p>980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874" calcext:value-type="float">
            <text:p>874</text:p>
          </table:table-cell>
          <table:table-cell table:number-columns-repeated="10"/>
          <table:table-cell office:value-type="float" office:value="2200" calcext:value-type="float">
            <text:p>2200</text:p>
          </table:table-cell>
          <table:table-cell table:formula="of:=SUM([.B38:.AF38])" office:value-type="float" office:value="5524" calcext:value-type="float">
            <text:p>552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23780" calcext:value-type="float">
            <text:p>2378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2:55:14.360029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1T23:22:25.001125625</meta:creation-date>
    <dc:date>2020-02-24T22:57:11.001097314</dc:date>
    <meta:editing-duration>PT2H27M2S</meta:editing-duration>
    <meta:editing-cycles>114</meta:editing-cycles>
    <meta:generator>LibreOffice/6.4.1.1$Linux_X86_64 LibreOffice_project/40$Build-1</meta:generator>
    <meta:document-statistic meta:table-count="1" meta:cell-count="587" meta:object-count="0"/>
  </office:meta>
</office:document-meta>
</file>